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00" draw:fill-color="#ffcc99" draw:textarea-horizontal-align="justify" draw:textarea-vertical-align="middle" draw:auto-grow-height="false" fo:min-height="1.084cm" fo:min-width="0.77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0.834cm"/>
    </style:style>
    <style:style style:name="gr3" style:family="graphic" style:parent-style-name="standard">
      <style:graphic-properties svg:stroke-color="#9999ff" draw:fill-color="#e6e6ff" draw:textarea-horizontal-align="justify" draw:textarea-vertical-align="middle" draw:auto-grow-height="false" fo:min-height="1.274cm" fo:min-width="0.834cm"/>
    </style:style>
    <style:style style:name="gr4" style:family="graphic" style:parent-style-name="objectwithoutfill">
      <style:graphic-properties svg:stroke-width="0.053cm" svg:stroke-color="#ff99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textarea-horizontal-align="justify" draw:textarea-vertical-align="middle" draw:auto-grow-height="false" fo:min-height="1.584cm" fo:min-width="3.23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839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svg:stroke-color="#9999ff" draw:fill-color="#e6e6ff" draw:textarea-horizontal-align="justify" draw:textarea-vertical-align="middle" draw:auto-grow-height="false" fo:min-height="1.584cm" fo:min-width="3.239cm"/>
    </style:style>
    <style:style style:name="gr12" style:family="graphic" style:parent-style-name="standard">
      <style:graphic-properties svg:stroke-color="#ff9900" draw:fill-color="#ffcc99" draw:textarea-horizontal-align="justify" draw:textarea-vertical-align="middle" draw:auto-grow-height="false" fo:min-height="1.584cm" fo:min-width="3.239cm"/>
    </style:style>
    <style:style style:name="gr13" style:family="graphic" style:parent-style-name="standard">
      <style:graphic-properties draw:textarea-horizontal-align="justify" draw:textarea-vertical-align="middle" draw:auto-grow-height="false" fo:min-height="1.387cm" fo:min-width="1.103cm"/>
    </style:style>
    <style:style style:name="gr14" style:family="graphic" style:parent-style-name="standard">
      <style:graphic-properties svg:stroke-color="#669900" draw:fill-color="#ccff99" draw:textarea-horizontal-align="justify" draw:textarea-vertical-align="middle" draw:auto-grow-height="false" fo:min-height="1.508cm" fo:min-width="1.115cm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 fo:min-height="1.584cm" fo:min-width="3.239cm"/>
    </style:style>
    <style:style style:name="gr16" style:family="graphic" style:parent-style-name="objectwithoutfill">
      <style:graphic-properties svg:stroke-color="#330099" draw:marker-end="Arrow" draw:marker-end-width="0.3cm" draw:fill="none" draw:textarea-vertical-align="middle"/>
    </style:style>
    <style:style style:name="gr17" style:family="graphic" style:parent-style-name="standard">
      <style:graphic-properties svg:stroke-color="#9999ff" draw:fill-color="#e6e6ff" draw:textarea-horizontal-align="justify" draw:textarea-vertical-align="middle" draw:auto-grow-height="false" fo:min-height="1.387cm" fo:min-width="1.103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-color="#e6e6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cff99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b 58%" style:font-name="Liberation Sans3" fo:font-size="15pt" style:font-name-asian="Liberation Sans3" style:font-size-asian="15pt" style:font-name-complex="Liberation Sans3" style:font-size-complex="15pt"/>
    </style:style>
    <style:style style:name="T3" style:family="text">
      <style:text-properties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4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667cm" svg:x="1.008cm" svg:y="9.074cm">
          <text:p text:style-name="P1"><text:span text:style-name="T1">OFLi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2.667cm" svg:height="3.048cm" svg:x="3.375cm" svg:y="5.191cm">
          <text:p text:style-name="P1"><text:span text:style-name="T1">OFInter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" draw:id="id3" draw:layer="layout" svg:width="2.667cm" svg:height="3.048cm" svg:x="3.275cm" svg:y="13.554cm">
          <text:p text:style-name="P1"><text:span text:style-name="T1">OFInter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2.278cm" svg:y1="9.074cm" svg:x2="3.375cm" svg:y2="6.715cm" draw:start-shape="id1" draw:start-glue-point="4" draw:end-shape="id2" draw:end-glue-point="5" svg:d="M2278 9074v-2359h1097" svg:viewBox="0 0 1098 2360">
          <text:p/>
        </draw:connector>
        <draw:connector draw:style-name="gr4" draw:text-style-name="P4" draw:layer="layout" svg:x1="2.278cm" svg:y1="11.741cm" svg:x2="3.275cm" svg:y2="15.078cm" draw:start-shape="id1" draw:start-glue-point="6" draw:end-shape="id3" draw:end-glue-point="5" svg:d="M2278 11741v3337h997" svg:viewBox="0 0 998 3338">
          <text:p/>
        </draw:connector>
        <draw:frame draw:style-name="gr5" draw:text-style-name="P5" draw:layer="layout" svg:width="1.27cm" svg:height="1.016cm" svg:x="2.34cm" svg:y="5.872cm">
          <draw:text-box>
            <text:p>1</text:p>
          </draw:text-box>
        </draw:frame>
        <draw:frame draw:style-name="gr5" draw:text-style-name="P5" draw:layer="layout" svg:width="1.143cm" svg:height="1.016cm" svg:x="2.313cm" svg:y="14.127cm">
          <draw:text-box>
            <text:p>0</text:p>
          </draw:text-box>
        </draw:frame>
        <draw:custom-shape draw:style-name="gr6" draw:text-style-name="P1" xml:id="id4" draw:id="id4" draw:layer="layout" svg:width="3.937cm" svg:height="2.032cm" svg:x="10.525cm" svg:y="3.032cm">
          <text:p text:style-name="P1"><text:span text:style-name="T1">Interpolate</text:span></text:p>
          <text:p text:style-name="P1"><text:span text:style-name="T1"><text:s/></text:span><text:span text:style-name="T1">OF</text:span><text:span text:style-name="T2">α </text:span><text:span text:style-name="T3">and OF</text:span><text:span text:style-name="T2">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4.709cm" svg:y1="5.191cm" svg:x2="10.525cm" svg:y2="4.048cm" draw:start-shape="id2" draw:start-glue-point="4" draw:end-shape="id4" draw:end-glue-point="3" svg:d="M4709 5191v-1143h5816" svg:viewBox="0 0 5817 1144">
          <text:p/>
        </draw:connector>
        <draw:custom-shape draw:style-name="gr6" draw:text-style-name="P1" xml:id="id5" draw:id="id5" draw:layer="layout" svg:width="3.937cm" svg:height="2.032cm" svg:x="10.652cm" svg:y="7.985cm">
          <text:p text:style-name="P1"><text:span text:style-name="T1">Get OF</text:span><text:span text:style-name="T2">αβ</text:span><text:span text:style-name="T1"> from </text:span></text:p>
          <text:p text:style-name="P1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4.709cm" svg:y1="8.239cm" svg:x2="10.652cm" svg:y2="9.001cm" draw:start-shape="id2" draw:start-glue-point="6" draw:end-shape="id5" svg:d="M4709 8239v762h5943" svg:viewBox="0 0 5944 763">
          <text:p/>
        </draw:connector>
        <draw:frame draw:style-name="gr8" draw:text-style-name="P5" draw:layer="layout" svg:width="1.651cm" svg:height="0.962cm" svg:x="4.561cm" svg:y="2.851cm">
          <draw:text-box>
            <text:p>MF</text:p>
          </draw:text-box>
        </draw:frame>
        <draw:frame draw:style-name="gr9" draw:text-style-name="P5" draw:layer="layout" svg:width="1.905cm" svg:height="1.089cm" svg:x="4.442cm" svg:y="8.89cm">
          <draw:text-box>
            <text:p>DAB</text:p>
          </draw:text-box>
        </draw:frame>
        <draw:frame draw:style-name="gr10" draw:text-style-name="P1" draw:layer="layout" svg:width="2.895cm" svg:height="0.784cm" svg:x="1.407cm" svg:y="1.6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3" xml:id="id8" draw:id="id8" draw:layer="layout" svg:width="3.937cm" svg:height="2.032cm" svg:x="6.715cm" svg:y="11.922cm">
          <text:p text:style-name="P1"><text:span text:style-name="T1">Interpolate</text:span></text:p>
          <text:p text:style-name="P1"><text:span text:style-name="T1">Matched filters</text:span></text:p>
          <text:p text:style-name="P1"><text:span text:style-name="T1"><text:s/></text:span><text:span text:style-name="T1">S</text:span><text:span text:style-name="T2">α </text:span><text:span text:style-name="T3">and S</text:span><text:span text:style-name="T2">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6" draw:id="id6" draw:layer="layout" svg:width="3.937cm" svg:height="2.032cm" svg:x="20.023cm" svg:y="9.763cm">
          <text:p text:style-name="P1"><text:span text:style-name="T1">Apply Eq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0" draw:id="id10" draw:layer="layout" svg:width="2.267cm" svg:height="2.313cm" svg:x="20.804cm" svg:y="5.202cm">
          <text:p text:style-name="P1"><text:span text:style-name="T3">OF</text:span><text:span text:style-name="T2">α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7" draw:id="id7" draw:layer="layout" svg:width="2.283cm" svg:height="2.486cm" svg:x="25.257cm" svg:y="9.563cm">
          <text:p text:style-name="P1"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3.96cm" svg:y1="10.779cm" svg:x2="25.257cm" svg:y2="10.806cm" draw:start-shape="id6" draw:start-glue-point="1" draw:end-shape="id7" draw:end-glue-point="6" svg:d="M23960 10779h648v27h649" svg:viewBox="0 0 1298 28">
          <text:p/>
        </draw:connector>
        <draw:custom-shape draw:style-name="gr15" draw:text-style-name="P3" xml:id="id9" draw:id="id9" draw:layer="layout" svg:width="3.937cm" svg:height="2.032cm" svg:x="6.588cm" svg:y="16.621cm">
          <text:p text:style-name="P1"><text:span text:style-name="T1">Get D</text:span><text:span text:style-name="T2">αβ </text:span><text:span text:style-name="T3">from </text:span></text:p>
          <text:p text:style-name="P1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svg:x1="4.609cm" svg:y1="13.554cm" svg:x2="6.715cm" svg:y2="12.938cm" draw:start-shape="id3" draw:start-glue-point="4" draw:end-shape="id8" draw:end-glue-point="3" svg:d="M4609 13554v-616h2106" svg:viewBox="0 0 2107 617">
          <text:p/>
        </draw:connector>
        <draw:frame draw:style-name="gr8" draw:text-style-name="P5" draw:layer="layout" svg:width="1.651cm" svg:height="0.962cm" svg:x="4.472cm" svg:y="12.049cm">
          <draw:text-box>
            <text:p>MF</text:p>
          </draw:text-box>
        </draw:frame>
        <draw:custom-shape draw:style-name="gr17" draw:text-style-name="P3" xml:id="id11" draw:id="id11" draw:layer="layout" svg:width="2.267cm" svg:height="2.313cm" svg:x="11.941cm" svg:y="11.768cm">
          <text:p text:style-name="P1"><text:span text:style-name="T3">S</text:span><text:span text:style-name="T2">α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2" draw:id="id12" draw:layer="layout" svg:width="3.937cm" svg:height="2.032cm" svg:x="14.97cm" svg:y="11.922cm">
          <text:p text:style-name="P1"><text:span text:style-name="T1">Calculate</text:span></text:p>
          <text:p text:style-name="P1"><text:span text:style-name="T1"><text:s/></text:span><text:span text:style-name="T3">OF</text:span><text:span text:style-name="T2">αβ </text:span></text:p>
          <text:p text:style-name="P1"><text:span text:style-name="T3"><text:s/></text:span><text:span text:style-name="T3">(adjusted lengt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svg:x1="4.609cm" svg:y1="16.602cm" svg:x2="6.588cm" svg:y2="17.637cm" draw:start-shape="id3" draw:start-glue-point="6" draw:end-shape="id9" draw:end-glue-point="3" svg:d="M4609 16602v1035h1979" svg:viewBox="0 0 1980 1036">
          <text:p/>
        </draw:connector>
        <draw:frame draw:style-name="gr9" draw:text-style-name="P5" draw:layer="layout" svg:width="1.905cm" svg:height="1.089cm" svg:x="4.291cm" svg:y="17.618cm">
          <draw:text-box>
            <text:p>DAB</text:p>
          </draw:text-box>
        </draw:frame>
        <draw:custom-shape draw:style-name="gr11" draw:text-style-name="P3" xml:id="id13" draw:id="id13" draw:layer="layout" svg:width="3.937cm" svg:height="2.032cm" svg:x="14.97cm" svg:y="16.621cm">
          <text:p text:style-name="P1"><text:span text:style-name="T1">Calculate</text:span></text:p>
          <text:p text:style-name="P1"><text:span text:style-name="T1"><text:s/></text:span><text:span text:style-name="T3">OF</text:span><text:span text:style-name="T2">αβ </text:span></text:p>
          <text:p text:style-name="P1"><text:span text:style-name="T3"><text:s/></text:span><text:span text:style-name="T3">(adjusted lengt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4.589cm" svg:y1="9.001cm" svg:x2="20.804cm" svg:y2="6.359cm" draw:start-shape="id5" draw:start-glue-point="1" draw:end-shape="id10" draw:end-glue-point="6" svg:d="M14589 9001h3107v-2642h3108" svg:viewBox="0 0 6216 2643">
          <text:p/>
        </draw:connector>
        <draw:custom-shape draw:style-name="gr17" draw:text-style-name="P3" xml:id="id14" draw:id="id14" draw:layer="layout" svg:width="2.267cm" svg:height="2.313cm" svg:x="20.831cm" svg:y="14.308cm">
          <text:p text:style-name="P1"><text:span text:style-name="T3">OF</text:span><text:span text:style-name="T2">α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svg:x1="10.652cm" svg:y1="12.938cm" svg:x2="11.941cm" svg:y2="12.925cm" draw:start-shape="id8" draw:start-glue-point="1" draw:end-shape="id11" draw:end-glue-point="6" svg:d="M10652 12938h644v-13h645" svg:viewBox="0 0 1290 14">
          <text:p/>
        </draw:connector>
        <draw:connector draw:style-name="gr7" draw:text-style-name="P4" draw:layer="layout" svg:x1="14.208cm" svg:y1="12.925cm" svg:x2="14.97cm" svg:y2="12.938cm" draw:start-shape="id11" draw:start-glue-point="10" draw:end-shape="id12" draw:end-glue-point="3" svg:d="M14208 12925h381v13h381" svg:viewBox="0 0 763 14">
          <text:p/>
        </draw:connector>
        <draw:connector draw:style-name="gr16" draw:text-style-name="P4" draw:layer="layout" svg:x1="10.525cm" svg:y1="17.637cm" svg:x2="14.97cm" svg:y2="17.637cm" draw:start-shape="id9" draw:start-glue-point="1" draw:end-shape="id13" draw:end-glue-point="3" svg:d="M10525 17637h4445" svg:viewBox="0 0 4446 1">
          <text:p/>
        </draw:connector>
        <draw:connector draw:style-name="gr16" draw:text-style-name="P4" draw:layer="layout" svg:x1="18.907cm" svg:y1="12.938cm" svg:x2="20.831cm" svg:y2="15.465cm" draw:start-shape="id12" draw:start-glue-point="1" draw:end-shape="id14" draw:end-glue-point="6" svg:d="M18907 12938h975v2527h949" svg:viewBox="0 0 1925 2528">
          <text:p/>
        </draw:connector>
        <draw:connector draw:style-name="gr16" draw:text-style-name="P4" draw:layer="layout" svg:x1="18.907cm" svg:y1="17.637cm" svg:x2="21.965cm" svg:y2="16.621cm" draw:start-shape="id13" draw:start-glue-point="1" draw:end-shape="id14" draw:end-glue-point="8" svg:d="M18907 17637h3058v-1016" svg:viewBox="0 0 3059 1017">
          <text:p/>
        </draw:connector>
        <draw:connector draw:style-name="gr7" draw:text-style-name="P4" draw:layer="layout" svg:x1="14.462cm" svg:y1="4.048cm" svg:x2="21.938cm" svg:y2="5.202cm" draw:start-shape="id4" draw:start-glue-point="1" draw:end-shape="id10" draw:end-glue-point="4" svg:d="M14462 4048h7476v1154" svg:viewBox="0 0 7477 1155">
          <text:p/>
        </draw:connector>
        <draw:frame draw:style-name="gr5" draw:text-style-name="P5" draw:layer="layout" svg:width="20.479cm" svg:height="1.016cm" svg:x="6.461cm" svg:y="1.508cm">
          <draw:text-box>
            <text:p><text:span text:style-name="T5">OF</text:span> = Optimal Filter <text:s text:c="13"/><text:span text:style-name="T5">S</text:span>: Normalized template = Matched Filter</text:p>
          </draw:text-box>
        </draw:frame>
        <draw:connector draw:style-name="gr16" draw:text-style-name="P4" draw:layer="layout" svg:x1="21.965cm" svg:y1="14.308cm" svg:x2="21.991cm" svg:y2="11.795cm" draw:start-shape="id14" draw:start-glue-point="4" draw:end-shape="id6" draw:end-glue-point="2" svg:d="M21965 14308v-1256h26v-1257" svg:viewBox="0 0 27 2514">
          <text:p/>
        </draw:connector>
        <draw:connector draw:style-name="gr7" draw:text-style-name="P4" draw:layer="layout" svg:x1="21.938cm" svg:y1="7.515cm" svg:x2="21.991cm" svg:y2="9.763cm" draw:start-shape="id10" draw:start-glue-point="8" draw:end-shape="id6" draw:end-glue-point="0" svg:d="M21938 7515v1124h53v1124" svg:viewBox="0 0 54 22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ite Ceballos</meta:initial-creator>
    <meta:creation-date>2016-01-28T18:01:43.141160334</meta:creation-date>
    <dc:date>2016-05-11T14:00:09.622163673</dc:date>
    <dc:creator>Maite Ceballos</dc:creator>
    <meta:editing-duration>PT15M12S</meta:editing-duration>
    <meta:editing-cycles>2</meta:editing-cycles>
    <meta:generator>LibreOffice/5.0.6.2$Linux_X86_64 LibreOffice_project/0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row>
      <msub>
        <mi>E</mi>
        <mi mathvariant="normal">α</mi>
      </msub>
      <mo stretchy="false">&lt;</mo>
      <mi>E</mi>
      <mo stretchy="false">&lt;</mo>
      <msub>
        <mi>E</mi>
        <mi mathvariant="normal">β</mi>
      </msub>
    </mrow>
    <annotation encoding="StarMath 5.0">E_{%alpha} &lt; E &lt; {E_%beta}

</annotation>
  </semantics>
</math>
</file>